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" fo:font-weight="bold" officeooo:paragraph-rsid="0060279c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" fo:font-weight="bold" officeooo:rsid="0035db3e" officeooo:paragraph-rsid="0060279c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5802bf" officeooo:paragraph-rsid="005802bf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335e4f" officeooo:paragraph-rsid="005c6c18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officeooo:paragraph-rsid="0060279c"/>
    </style:style>
    <style:style style:name="P6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fo:font-weight="normal" officeooo:rsid="0061c11a" officeooo:paragraph-rsid="006ff8f3" style:font-weight-asian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1c11a" officeooo:paragraph-rsid="0061c11a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b8ecc" officeooo:paragraph-rsid="006df4fb" style:font-size-asian="12pt" style:font-weight-asian="normal" style:font-size-complex="12pt" style:font-weight-complex="normal"/>
    </style:style>
    <style:style style:name="T1" style:family="text">
      <style:text-properties style:font-name="DejaVu Sans Condensed" fo:font-size="12pt" style:font-size-asian="12pt" style:font-size-complex="12pt"/>
    </style:style>
    <style:style style:name="T2" style:family="text">
      <style:text-properties style:font-name="DejaVu Sans Condensed" fo:font-size="12pt" officeooo:rsid="0061c11a" style:font-size-asian="12pt" style:font-size-complex="12pt"/>
    </style:style>
    <style:style style:name="T3" style:family="text">
      <style:text-properties style:font-name="DejaVu Sans Condensed" fo:font-size="12pt" officeooo:rsid="0063513b" style:font-size-asian="12pt" style:font-size-complex="12pt"/>
    </style:style>
    <style:style style:name="T4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5660b4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5b8a1c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5e3403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38be2a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518548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565a2f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6b3634" style:font-size-asian="12pt" style:font-weight-asian="bold" style:font-size-complex="12pt" style:font-weight-complex="bold"/>
    </style:style>
    <style:style style:name="T13" style:family="text">
      <style:text-properties officeooo:rsid="00518548"/>
    </style:style>
    <style:style style:name="T14" style:family="text">
      <style:text-properties officeooo:rsid="0035db3e"/>
    </style:style>
    <style:style style:name="T15" style:family="text">
      <style:text-properties officeooo:rsid="00614543"/>
    </style:style>
    <style:style style:name="T16" style:family="text">
      <style:text-properties officeooo:rsid="0066df04"/>
    </style:style>
    <style:style style:name="T17" style:family="text">
      <style:text-properties officeooo:rsid="006c023d"/>
    </style:style>
    <style:style style:name="T18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14">xx</text:span> - Controls</text:p>
          </table:table-cell>
          <table:table-cell table:style-name="Table1.B1" office:value-type="string">
            <text:p text:style-name="P2">2xx - Ground</text:p>
          </table:table-cell>
          <table:table-cell table:style-name="Table1.A1" office:value-type="string">
            <text:p text:style-name="P2">3xx - Flight</text:p>
          </table:table-cell>
          <table:table-cell table:style-name="Table1.D1" office:value-type="string">
            <text:p text:style-name="P2">4xx - A2A</text:p>
          </table:table-cell>
          <table:table-cell table:style-name="Table1.D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5"><text:span text:style-name="T5">2</text:span><text:span text:style-name="T6">0</text:span><text:span text:style-name="T12">2</text:span><text:span text:style-name="T7"> - </text:span><text:span text:style-name="T8">Ground - </text:span><text:span text:style-name="T12">Hot</text:span><text:span text:style-name="T9"> Start - </text:span><text:span text:style-name="T10">P</text:span><text:span text:style-name="T11">ilot</text:span></text:p>
      <text:p text:style-name="P3"/>
      <text:p text:style-name="P4"><text:span text:style-name="T17">Hot</text:span> Start<text:span text:style-name="T15"> -- </text:span><text:span text:style-name="T13">Pilot</text:span></text:p>
      <text:list text:style-name="L1">
        <text:list-item>
          <text:p text:style-name="P6"><text:span text:style-name="T4">Sight Mode knob</text:span><text:span text:style-name="T1"> ... </text:span><text:span text:style-name="T4">CAGE</text:span><text:span text:style-name="T1"> (UFC)</text:span></text:p>
        </text:list-item>
        <text:list-item>
          <text:p text:style-name="P7"><text:span text:style-name="T18">Altimeter</text:span> ... <text:span text:style-name="T16">s</text:span>et <text:span text:style-name="T18">QNH</text:span> or <text:span text:style-name="T18">QFE</text:span><text:span text:style-name="T16"> </text:span>(instrument panel middle)</text:p>
        </text:list-item>
        <text:list-item>
          <text:p text:style-name="P8"><text:span text:style-name="T18">ADI Flight Director switch</text:span> ... <text:span text:style-name="T18">Horizontal</text:span> (On) (flat knob on Navigation Mode Selector knob, instrument panel bottom, under Standby ADI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weight="normal" style:font-weight-asian="normal" style:font-weight-complex="norm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5-26T00:11:20.545000000</dc:date>
    <meta:editing-duration>P1DT7H1M20S</meta:editing-duration>
    <meta:editing-cycles>85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11" meta:word-count="68" meta:character-count="341" meta:non-whitespace-character-count="287"/>
  </office:meta>
</office:document-meta>
</file>